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 style:family="paragraph" style:parent-style-name="Standard">
      <style:paragraph-properties fo:line-height="150%" fo:text-align="start"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line-height="150%" fo:text-align="start" style:justify-single-word="false"/>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nne Gröndahl – 347682</text:p>
      <text:p text:style-name="P2">Jussi Huotari - 353252</text:p>
      <text:p text:style-name="P1"/>
      <text:p text:style-name="P1">Esiselvitys – HTML5 canvas 3D (WebGL)</text:p>
      <text:p text:style-name="P1"/>
      <text:p text:style-name="P3">HTML5 on uusin HTML (Hypertext Markup Language)-standardi. Se sisältää paljon uusia ominaisuuksia, kuten uusia elementtejä, täyden CSS3-tuen ja helpon tuen video- ja audio-sisällölle. Näiden lisäksi HTML5 tuo selaimiin tuen 2D- ja 3D-grafiikalle. Käytännössä tämä tarkoittaa uutta canvas-elementtiä, jonka sisältöä ohjataan JavaScriptin avulla WebGL-rajapinnan kautta. Aiemmin grafiikan käyttöön web-ympäristössä on käytetty kolmannen osapuolen tekniikoita, kuten Flash tai Java, jotka vaativat erillisiä asennettuja plugineja selaimeen toimiakseen. WebGL ja canvas ovat kuitenkin HTML5-standardin osia, mikä tarkoittaa, että selaimet pyrkivät tukemaan sitä, jolloin plugineja ei tarvita. WebGL antaa mahdollisuuden luoda helposti moderneissa selaimissa toimivaa grafiikkaa ilman kolmannen osapuolen teknologioita, mikä tekee siitä hyvin kiinnostavan kilpailijan selaingrafiikan alalla, ja web-sovellukset, joihin oltaisiin ennen käytetty esimerkiksi Flashia tai Javaa, tehdään nykyään usein WebGL:llä.</text:p>
      <text:p text:style-name="P3"/>
      <text:p text:style-name="P4">WebGL</text:p>
      <text:p text:style-name="P3"/>
      <text:p text:style-name="P3">3D-grafiikan luontiin selaimessa käytetään WebGL-ohjelmointirajapintaa, joka perustuu toiminnaltaan ja rakenteeltaan OpenGL-grafiikkakirjastoon, joka on yleisesti käytössä muilla alustoilla. WebGL on suunniteltu hyvin samanlaiseksi kuin OpenGL yhtenäisyyden säilyttämiseksi. Käytännössä esimerkiksi funktioiden nimet ja niiden käyttö ovat lähes identtisiä, mutta kielenä toimii JavaScript, joka on skriptauskieli, kun taas OpenGL pohjautuu alunperin C-ohjelmointikielen tyylisiin kieliin. </text:p>
      <text:p text:style-name="P3"/>
      <text:p text:style-name="P3"/>
      <text:p text:style-name="P4"><text:soft-page-break/>WebGL-frameworkit ja Three.js</text:p>
      <text:p text:style-name="P3"/>
      <text:p text:style-name="P3">OpenGL:ää käyttäessä yleensä turvaudutaan erillisten frameworkien apuun esimerkiksi piirtokontekstin luonnissa ja muussa ns. boilerplate-toiminnallisuudessa, jota tarvitaan kaikissa OpenGL-ohjelmissa, mutta jotka ovat hankalia ja tilaa vieviä. Koska WebGL perustuu vahvasti OpenGL:ään, vaatii senkin käyttö yleensä paljon pohjakoodia hyvin matalan tason asioihin kuten primitiivien piirtoon näytönohjaimella ja shaderien kääntämiseen ja käyttöön. Eräs suosittu framework WebGL-sovellusten luonnissa on Three.js, jota aiomme käyttää tässäkin projektissa. Three.js on cross-browser JavaScript-kirjasto, joka yksinkertaistaa 3D-grafiikan piirtoprosessia piilottaen toistettavaa boilerplate-koodia.</text:p>
      <text:p text:style-name="P3"/>
      <text:p text:style-name="P3"/>
      <text:p text:style-name="P4">Lähteluettelo</text:p>
      <text:p text:style-name="P4"/>
      <text:p text:style-name="P3">HTML5 - http://en.wikipedia.org/wiki/HTML5</text:p>
      <text:p text:style-name="P3">WebGL - http://en.wikipedia.org/wiki/WebGL</text:p>
      <text:p text:style-name="P3">OpenGL - http://en.wikipedia.org/wiki/OpenGL</text:p>
      <text:p text:style-name="P3">Three.js - http://en.wikipedia.org/wiki/Threej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i Huotari</meta:initial-creator>
    <meta:creation-date>2014-01-27T22:20:02.65</meta:creation-date>
    <dc:date>2014-01-28T12:02:45.53</dc:date>
    <dc:creator>Jusi Huotari</dc:creator>
    <meta:editing-duration>PT13H26M52S</meta:editing-duration>
    <meta:editing-cycles>25</meta:editing-cycles>
    <meta:generator>OpenOffice/4.0.1$Win32 OpenOffice.org_project/401m5$Build-9714</meta:generator>
    <meta:document-statistic meta:table-count="0" meta:image-count="0" meta:object-count="0" meta:page-count="2" meta:paragraph-count="13" meta:word-count="277" meta:character-count="2489"/>
  </office:meta>
</office:document-meta>
</file>